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26">
      <style:paragraph-properties fo:margin-top="0in" fo:margin-bottom="0in"/>
    </style:style>
    <style:style style:name="P75" style:family="paragraph" style:parent-style-name="Text_20_body" style:list-style-name="L27">
      <style:paragraph-properties fo:margin-top="0in" fo:margin-bottom="0in"/>
    </style:style>
    <style:style style:name="P76" style:family="paragraph" style:parent-style-name="Text_20_body" style:list-style-name="L28">
      <style:paragraph-properties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29">
      <style:paragraph-properties fo:margin-top="0in" fo:margin-bottom="0in"/>
    </style:style>
    <style:style style:name="P80" style:family="paragraph" style:parent-style-name="Text_20_body" style:list-style-name="L30">
      <style:paragraph-properties fo:margin-top="0in" fo:margin-bottom="0in"/>
    </style:style>
    <style:style style:name="P81" style:family="paragraph" style:parent-style-name="Text_20_body" style:list-style-name="L31">
      <style:paragraph-properties fo:margin-top="0in" fo:margin-bottom="0in"/>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 Chapter - Missions</text:p>
      <text:list text:style-name="L1">
        <text:list-item>
          <text:p text:style-name="P1"><text:a xlink:type="simple" xlink:href="#chapter-introduction" office:name=""><text:span text:style-name="Definition">Chapter introduction</text:span></text:a></text:p>
        </text:list-item>
        <text:list-item>
          <text:p text:style-name="P1"><text:a xlink:type="simple" xlink:href="#introduction-to-this-writing" office:name=""><text:span text:style-name="Definition">Introduction to This Writing</text:span></text:a></text:p>
          <text:list text:style-name="L2">
            <text:list-item>
              <text:p text:style-name="P2"><text:a xlink:type="simple" xlink:href="#recap-on-game-design-patterns--" office:name=""><text:span text:style-name="Definition">Recap on Game Design Patterns -</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item>
              <text:p text:style-name="P3"><text:a xlink:type="simple" xlink:href="#describing-design-stages-for-this-pair-beyond-this-interaction" office:name=""><text:span text:style-name="Definition">Describing design stages for this pair beyond this interaction</text:span></text:a></text:p>
            </text:list-item>
          </text:list>
        </text:list-item>
        <text:list-item>
          <text:p text:style-name="P1"><text:a xlink:type="simple" xlink:href="#identifying-gdp-as-key-unit-of-analysis" office:name=""><text:span text:style-name="Definition">Identifying GDP as key unit of Analysis</text:span></text:a></text:p>
          <text:list text:style-name="L4">
            <text:list-item>
              <text:p text:style-name="P4"><text:a xlink:type="simple" xlink:href="#relating-to-at-and-design-theory" office:name=""><text:span text:style-name="Definition">Relating to AT and design Theory</text:span></text:a></text:p>
            </text:list-item>
          </text:list>
        </text:list-item>
        <text:list-item>
          <text:p text:style-name="P1"><text:a xlink:type="simple" xlink:href="#other-findings-emerging-related-to-game-design-patterns" office:name=""><text:span text:style-name="Definition">Other Findings Emerging related to Game Design Patterns</text:span></text:a></text:p>
          <text:list text:style-name="L5">
            <text:list-item>
              <text:p text:style-name="P5"><text:a xlink:type="simple" xlink:href="#cultural-interpersonal-personal-planes-analysis-of-use-of-gdps" office:name=""><text:span text:style-name="Definition">Cultural, Interpersonal &amp; Personal Planes Analysis of use of GDPs</text:span></text:a></text:p>
            </text:list-item>
          </text:list>
        </text:list-item>
        <text:list-item>
          <text:p text:style-name="P1"><text:a xlink:type="simple" xlink:href="#cultural-plane-apprenticeship---and-game-patterns" office:name=""><text:span text:style-name="Definition">Cultural Plane / Apprenticeship - and Game patterns</text:span></text:a></text:p>
          <text:list text:style-name="L6">
            <text:list-item>
              <text:p text:style-name="P6"><text:a xlink:type="simple" xlink:href="#use-of-design-patterns-as-a-form-of-to-facilitate-apprenticeship" office:name=""><text:span text:style-name="Definition">Use of design patterns as a form of / to facilitate apprenticeship</text:span></text:a></text:p>
            </text:list-item>
            <text:list-item>
              <text:p text:style-name="P6"><text:a xlink:type="simple" xlink:href="#accessing-external-help" office:name=""><text:span text:style-name="Definition">Accessing External Help</text:span></text:a></text:p>
            </text:list-item>
          </text:list>
        </text:list-item>
        <text:list-item>
          <text:p text:style-name="P1"><text:a xlink:type="simple" xlink:href="#interpersonal-plane-guided-participation" office:name=""><text:span text:style-name="Definition">Interpersonal Plane (Guided Participation)</text:span></text:a></text:p>
          <text:list text:style-name="L7">
            <text:list-item>
              <text:p text:style-name="P7"><text:a xlink:type="simple" xlink:href="#gdps-used-as-an-organising-tool" office:name=""><text:span text:style-name="Definition">GDPs used as an organising tool</text:span></text:a></text:p>
            </text:list-item>
            <text:list-item>
              <text:p text:style-name="P7"><text:a xlink:type="simple" xlink:href="#gdps-and-division-of-labour" office:name=""><text:span text:style-name="Definition">GDPs and division of Labour</text:span></text:a></text:p>
            </text:list-item>
            <text:list-item>
              <text:p text:style-name="P7"><text:a xlink:type="simple" xlink:href="#gdp-and-sustaining-engagement" office:name=""><text:span text:style-name="Definition">GDP and sustaining engagement</text:span></text:a></text:p>
            </text:list-item>
            <text:list-item>
              <text:p text:style-name="P7"><text:a xlink:type="simple" xlink:href="#gdps-to-support-iterative-design-practices" office:name=""><text:span text:style-name="Definition">GDPs to support Iterative Design Practices</text:span></text:a></text:p>
            </text:list-item>
            <text:list-item>
              <text:p text:style-name="P7"><text:a xlink:type="simple" xlink:href="#interaction-of-gdps-with-playtesting-as-method" office:name=""><text:span text:style-name="Definition">Interaction of GDPs with Playtesting as method</text:span></text:a></text:p>
            </text:list-item>
          </text:list>
        </text:list-item>
        <text:list-item>
          <text:p text:style-name="P1"><text:a xlink:type="simple" xlink:href="#personal-plane" office:name=""><text:span text:style-name="Definition">Personal Plane</text:span></text:a></text:p>
          <text:list text:style-name="L8">
            <text:list-item>
              <text:p text:style-name="P8"><text:a xlink:type="simple" xlink:href="#mutual-approaches-to-knowledge-building" office:name=""><text:span text:style-name="Definition">Mutual approaches to knowledge building</text:span></text:a></text:p>
            </text:list-item>
            <text:list-item>
              <text:p text:style-name="P8"><text:a xlink:type="simple" xlink:href="#game-design-patterns-as-a-way-to-give-language-to-participants-when-sharing-back-to-community" office:name=""><text:span text:style-name="Definition">Game Design Patterns as a way to give language to participants when sharing back to Community</text:span></text:a></text:p>
            </text:list-item>
          </text:list>
        </text:list-item>
        <text:list-item>
          <text:p text:style-name="P1"><text:a xlink:type="simple" xlink:href="#gdp-as-a-way-to-explore-computational-thinking-concepts" office:name=""><text:span text:style-name="Definition">GDP as a way to explore Computational Thinking Concepts</text:span></text:a></text:p>
        </text:list-item>
        <text:list-item>
          <text:p text:style-name="P1"><text:a xlink:type="simple" xlink:href="#representing-coded-the-patterns-of-activity-via-coded-data" office:name=""><text:span text:style-name="Definition">Representing Coded the Patterns of Activity via coded data</text:span></text:a></text:p>
        </text:list-item>
        <text:list-item>
          <text:p text:style-name="P1"><text:a xlink:type="simple" xlink:href="#additional-chapter-discussion" office:name=""><text:span text:style-name="Definition">Additional Chapter Discussion</text:span></text:a></text:p>
          <text:list text:style-name="L9">
            <text:list-item>
              <text:p text:style-name="P9"><text:a xlink:type="simple" xlink:href="#analysis-of-gdp-use-in-relation-with-existing-research" office:name=""><text:span text:style-name="Definition">Analysis of GDP use in relation with existing research</text:span></text:a></text:p>
            </text:list-item>
            <text:list-item>
              <text:p text:style-name="P9"><text:a xlink:type="simple" xlink:href="#discussing-game-design-patterns-as-a-tool-to-expose-and-give-participants-a-language-to-discuss-tensions-practitioner-focus" office:name=""><text:span text:style-name="Definition">Discussing Game design patterns as a tool to expose and give participants a language to discuss tensions (Practitioner focus)</text:span></text:a></text:p>
            </text:list-item>
            <text:list-item>
              <text:p text:style-name="P9"><text:a xlink:type="simple" xlink:href="#discussion---pumping-up-the-jam---allowing-for-improvisation-in-design-process." office:name=""><text:span text:style-name="Definition">Discussion - Pumping up the Jam - allowing for improvisation in design process.</text:span></text:a></text:p>
            </text:list-item>
            <text:list-item>
              <text:p text:style-name="P9"><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item>
          </text:list>
        </text:list-item>
        <text:list-item>
          <text:p text:style-name="P1"><text:a xlink:type="simple" xlink:href="#outroduction---summary-on-contribution-to-existing-research" office:name=""><text:span text:style-name="Definition">Outroduction - Summary on contribution to existing research</text:span></text:a></text:p>
        </text:list-item>
        <text:list-item>
          <text:p text:style-name="P1"><text:a xlink:type="simple" xlink:href="#transition-conclusion-of-chapter-paragraph---themes-to-explore-in-other-chapters." office:name=""><text:span text:style-name="Definition">Transition Conclusion of Chapter Paragraph - themes to explore in other chapters.</text:span></text:a></text:p>
        </text:list-item>
        <text:list-item>
          <text:p text:style-name="P1"><text:a xlink:type="simple" xlink:href="#transcript-excerpts" office:name=""><text:span text:style-name="Definition">Transcript Excerpts</text:span></text:a></text:p>
          <text:list text:style-name="L10">
            <text:list-item>
              <text:p text:style-name="P10"><text:a xlink:type="simple" xlink:href="#te-da-pt-1" office:name=""><text:span text:style-name="Definition">2019-05-08-te-da pt 1</text:span></text:a></text:p>
            </text:list-item>
          </text:list>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11">
        <text:list-item>
          <text:p text:style-name="P11">How can game design patterns support the development of coding practices by novices?</text:p>
        </text:list-item>
        <text:list-item>
          <text:p text:style-name="P11">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p text:style-name="Text_20_body">ADDITIONAL COMMENT ON UTILITY / HOW THIS ADDS TO EXISTING RESEARCH</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text:style-name="L12">
        <text:list-item>
          <text:p text:style-name="P12">The study uses mixed methods in methodology. Informed by analysis of journal diary, notes, video data and interviews (Methodology) </text:p>
        </text:list-item>
        <text:list-item>
          <text:p text:style-name="P12">The research design evolved as the game making program was underway based on feedback and reactions of the participants (supported precedent in design-based research) (Methodology)</text:p>
        </text:list-item>
        <text:list-item>
          <text:p text:style-name="P12">A long pilot course and development stage resulted in extensive support materials and activities which I have structured into a learning design called 3M (Methodology + see recent chapter on 3M model)</text:p>
        </text:list-item>
        <text:list-item>
          <text:p text:style-name="P12">A narrow data samples has been used for this study. This prioritises a greater depth of analysis on interactions over generalisation. This is justified in a section on data validity in Methdology chpater.<text:line-break/></text:p>
        </text:list-item>
        <text:list-item>
          <text:p text:style-name="P12">The concepts of resolving tensions within activity from Activity Theory are used to explore the evolution of the design of activities and resources. (Design results) </text:p>
        </text:list-item>
        <text:list-item>
          <text:p text:style-name="P12">Results chapters use Rogoff’s 3 planes of analysis (Cultural, Interpersonal and Personal) which aligns well with AT (Methodology)</text:p>
        </text:list-item>
        <text:list-item>
          <text:p text:style-name="P12">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text:p>
      <text:h text:style-name="Heading_20_2" text:outline-level="2"><text:bookmark-start text:name="study-of-vignette-a"/>Study of Vignette A<text:bookmark-end text:name="study-of-vignette-a"/></text:h>
      <text:p text:style-name="First_20_paragraph">To situate the emerging findings, chapter begins with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Text_20_body"><text:span text:style-name="T1">Cultural - Apprenticeship</text:span></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REPHRASE AS WILL HAVE ALREADY MET GLITCHING PROCESSES</text:p>
      <text:p text:style-name="Text_20_body">This interaction shows the parent guiding the child to imagine the user experience. A process repeated by this parent in different ways. In the vignette for example Sh shares “Must be quite hard to get through that door.”</text:p>
      <text:p text:style-name="Text_20_body">One interaction with the facilitator uses the debugging tool of the browser. [Move?]</text:p>
      <text:p text:style-name="Text_20_body"><text:span text:style-name="T1">Social - Guided Participation</text:span></text:p>
      <text:p text:style-name="Text_20_body">Game making patterns are outlined by both the child and parent. They talk of adding more levels, of the mechanic of keys and doors in this vignette.</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takes delight in outlining this pattern of game progression. The transformation from the period of time when her parent was problem solving code is dramatic.</text:p>
      <text:p text:style-name="Text_20_body">The choice of a new GDP often involves new code to be added to the game or a significant change in code which needed debugging. 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xt:span text:style-name="T1">Personal - Mutual Knowledge Creation</text:spa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Text_20_body"><text:span text:style-name="T1">General Observations at all stages</text:span></text:p>
      <text:list text:style-name="L13">
        <text:list-item>
          <text:p text:style-name="P13">This parent-child pair alternate between use of keyboard and mouse. Currently the parent takes the driving seat. (Their roles can be contrasted to pair programming).</text:p>
        </text:list-item>
        <text:list-item>
          <text:p text:style-name="P13">When parent problem solving the child is sometimes physically inactive, looking into space, but then explores the space and/or engages in peripheral activity with other groups (cf Rogoff, observation as valid form of participation)</text:p>
        </text:list-item>
        <text:list-item>
          <text:p text:style-name="P13">When possible, the parent engages child to input the design activities. This is done at different levels at different design stages.</text:p>
        </text:list-item>
      </text:list>
      <text:p text:style-name="First_20_paragraph"><text:span text:style-name="T1">Ask / Imagine</text:span></text:p>
      <text:list text:style-name="L14">
        <text:list-item>
          <text:p text:style-name="P14">In early ask/imagine stages parent and child discuss storytelling, graphical and other aesthetic choices</text:p>
        </text:list-item>
        <text:list-item>
          <text:p text:style-name="P14">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First_20_paragraph"><text:span text:style-name="T1">Plan</text:span></text:p>
      <text:list text:style-name="L15">
        <text:list-item>
          <text:p text:style-name="P15">in planning stages the parent provides scaffolding to help the child.</text:p>
        </text:list-item>
        <text:list-item>
          <text:p text:style-name="P15">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1">Create</text:span></text:p>
      <text:list text:style-name="L16">
        <text:list-item>
          <text:p text:style-name="P16">At certain points in the create stage the parent needs total concentration and is not able to respond effectively to requests of attention.</text:p>
        </text:list-item>
        <text:list-item>
          <text:p text:style-name="P16">At times the parent asked the child to seek help from facilitator.<text:line-break/></text:p>
        </text:list-item>
        <text:list-item>
          <text:p text:style-name="P16">At another time, when the child was bored waiting for parent debugging, she approached the facilitator to ask for help on behalf of the adult without prompting.</text:p>
        </text:list-item>
      </text:list>
      <text:p text:style-name="First_20_paragraph"><text:span text:style-name="T1">Test</text:span></text:p>
      <text:list text:style-name="L17">
        <text:list-item>
          <text:p text:style-name="P17">The parent cedes the keyboard and mouse and sometimes swaps chairs to allow child to play test the game created.</text:p>
        </text:list-item>
        <text:list-item>
          <text:p text:style-name="P17">The testing process here is quite frustrating as gravity is very low. This is addressed later as it is improved on the suggestion of the parent who has to do the majority of the testing.</text:p>
        </text:list-item>
      </text:list>
      <text:p text:style-name="First_20_paragraph"><text:span text:style-name="T1">Improve</text:span></text:p>
      <text:list text:style-name="L18">
        <text:list-item>
          <text:p text:style-name="P18">Parent navigates to a particular part of the code for child to alter design</text:p>
        </text:list-item>
        <text:list-item>
          <text:p text:style-name="P18">Child takes on challenge of making smaller changes once the core game mechanic code has been added.</text:p>
        </text:list-item>
      </text:list>
      <text:p text:style-name="First_20_paragraph"><text:span text:style-name="T1">Share</text:span></text:p>
      <text:list text:style-name="L19">
        <text:list-item>
          <text:p text:style-name="P19">One of the most active times for the child allowing interaction to explain their game to others and to play the games of others.</text:p>
        </text:list-item>
      </text:list>
      <text:h text:style-name="Heading_20_4" text:outline-level="4"><text:bookmark-start text:name="comparing-the-activity-patterns-of-this-family-to-others"/>Comparing the activity patterns of this family to others<text:bookmark-end text:name="comparing-the-activity-patterns-of-this-family-to-others"/></text:h>
      <text:p text:style-name="First_20_paragraph">We can compare this pairs pattern of activity with other pairs / families.</text:p>
      <text:list text:style-name="L20">
        <text:list-item>
          <text:p text:style-name="P20">The parent here is much more commonly rooted to the computer than other parents.</text:p>
        </text:list-item>
        <text:list-item>
          <text:p text:style-name="P20">This meant they engaged far less in play testing of other games and found it harder to gain attention for direct support.</text:p>
        </text:list-item>
        <text:list-item>
          <text:p text:style-name="P20">This grouping sometimes left early having completed more in code development than others but completed less social activities.</text:p>
        </text:list-item>
      </text:list>
      <text:p text:style-name="First_20_paragraph">Discussion</text:p>
      <text:list text:style-name="L21">
        <text:list-item>
          <text:p text:style-name="P21">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 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With reference to the above sections on a) 3 foci of activity b) design cycle stages, there are varied goals of activity systems, with wider and narrower frames.</text:p>
      <text:list text:style-name="L22">
        <text:list-item>
          <text:p text:style-name="P22">very wide - learning computing skills and concepts as a home education project</text:p>
        </text:list-item>
        <text:list-item>
          <text:p text:style-name="P22">very wide - participating with other home educators in a creative environment and thus building team and communication skills</text:p>
        </text:list-item>
        <text:list-item>
          <text:p text:style-name="P22">very wide - learning transferable design skills and processes</text:p>
        </text:list-item>
        <text:list-item>
          <text:p text:style-name="P22">wide - creating a game which is fun to play and communicate an environmental theme</text:p>
        </text:list-item>
        <text:list-item>
          <text:p text:style-name="P22">medium - identifying and implementing key game features (Game Design Patterns) to add to the games</text:p>
        </text:list-item>
        <text:list-item>
          <text:p text:style-name="P22">narrow - creating, changing and transporting game assets to enact or change GDPs</text:p>
        </text:list-item>
        <text:list-item>
          <text:p text:style-name="P22">narrow - implementing or changing code constructs to enact or change GDPs</text:p>
        </text:list-item>
      </text:list>
      <text:p text:style-name="First_20_paragraph">This analysis of w</text:p>
      <text:h text:style-name="Heading_20_3" text:outline-level="3"><text:bookmark-start text:name="relating-to-at-and-design-theory"/>Relating to AT and design Theory<text:bookmark-end text:name="relating-to-at-and-design-theory"/></text:h>
      <text:list text:style-name="L23">
        <text:list-item>
          <text:p text:style-name="P23">Drawing on AT terminology</text:p>
        </text:list-item>
        <text:list-item>
          <text:p text:style-name="P23">Discuss how GDP as key unit was arrived at - draw on journal notes in planning stages</text:p>
        </text:list-item>
        <text:list-item>
          <text:p text:style-name="P23">Relate - AT terms to those of design stages</text:p>
        </text:list-item>
        <text:list-item>
          <text:p text:style-name="P23">Begin to comment on utility of GDP as a unit of analysis for practitioners, parents and young participants - i.e. in navigation and goal setting.</text:p>
        </text:list-item>
      </text:list>
      <text:h text:style-name="Heading_20_2" text:outline-level="2"><text:bookmark-start text:name="other-findings-emerging-related-to-game-design-patterns"/>Other Findings Emerging related to Game Design Patterns<text:bookmark-end text:name="other-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text:style-name="L24">
        <text:list-item>
          <text:p text:style-name="P24">How the GDP are sub activities goals in AT terminology.</text:p>
        </text:list-item>
        <text:list-item>
          <text:p text:style-name="P24">Thu, the game pattern goal rather than the overall making of a game, took up the majority of their focus.</text:p>
        </text:list-item>
        <text:list-item>
          <text:p text:style-name="P24">In playtesting with others the wider focus of making an engaging game comes into focus.</text:p>
        </text:list-item>
        <text:list-item>
          <text:p text:style-name="P24">The difference in goals in terminology</text:p>
        </text:list-item>
        <text:list-item>
          <text:p text:style-name="P24">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text:style-name="L25">
        <text:list-item>
          <text:p text:style-name="P25">Design patterns imagined used in other contexts as a form of apprenticeship</text:p>
        </text:list-item>
        <text:list-item>
          <text:p text:style-name="P25">Tools: Specifics on Code Playgrounds and Phaser and a Javascript framework</text:p>
        </text:list-item>
        <text:list-item>
          <text:p text:style-name="P25">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P26">Da: Have you thought about pushing it a bit further and have a different style of game?</text:p>
      <text:p text:style-name="P27">Te: What do you mean?</text:p>
      <text:p text:style-name="P28">Da: Well the previous style of game was a platform (makes shape with hands) game wasn’t it? You went along and there was gravity pushing down (points down). There are other types of games aren’t there?</text:p>
      <text:p text:style-name="P29">Te: Pause. I don’t know what to do thought.</text:p>
      <text:p text:style-name="P30">Da: Well quite but what other games are there?</text:p>
      <text:p text:style-name="First_20_paragraph">Te adopts with this suggestion readily once he understands Da’s suggestion in full.</text:p>
      <text:p text:style-name="P31">Te: You could have a game where every 15 seconds 10 seconds you could add and enemy to such and such a random number between such and such (holds up hands to indicate parameters). You could block it somewhere.</text:p>
      <text:p text:style-name="P32">Da: So instead of.. instead of the world… the world being sideways. We could have the world being looked down on. (reindicates the change of perspective)</text:p>
      <text:p text:style-name="P33">Te: Hmm. How should I do this then?</text:p>
      <text:p text:style-name="P34">Da: That’s a good question. Shall we ask Mick to see if that would mess things up or not? <text:s text:c="1"/></text:p>
      <text:p text:style-name="P35">Te: Mick</text:p>
      <text:p text:style-name="P36">Mick: Hi ya.</text:p>
      <text:p text:style-name="P37">Te: Erm. Thinking about what game to do . I was thinking can we make like a pacman game kind of thing (indicates movement of character with hands)</text:p>
      <text:p text:style-name="P38">Da: If we had an on the top game rather than a platform game</text:p>
      <text:p text:style-name="P39">Mick: I think it could work. You could kind of adapt that game by, kind of, removing gravity.</text:p>
      <text:p text:style-name="P40">Da: and see what happens?</text:p>
      <text:p text:style-name="P41">Mick: and see what happens.</text:p>
      <text:p text:style-name="First_20_paragraph">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P42">M: I’ve brought the music, and also we could just concentrate on one thing and just change that.</text:p>
      <text:p text:style-name="P43">You know, keep working through.</text:p>
      <text:p text:style-name="P44">F: Yeah. I think I want to get an enemy in - oh no - my person animated.</text:p>
      <text:p text:style-name="P45">M: so you want to get your person animated that’s the main thing</text:p>
      <text:p text:style-name="P46">M: Shall we concentrate on that and changing the platforms into something different?</text:p>
      <text:p text:style-name="P47">F: Yeah.</text:p>
      <text:p text:style-name="P48">M: Yeah?</text:p>
      <text:p text:style-name="P49">F: I also want to make a theme tune.</text:p>
      <text:p text:style-name="P50">M: Yeah it’s, that’s what I mean, you can’t just skip around like that.</text:p>
      <text:p text:style-name="P51">F: hmmm</text:p>
      <text:p text:style-name="P52">M: just cos it gets really overwhelming.</text:p>
      <text:p text:style-name="P53">M: Yeah..? So…?</text:p>
      <text:p text:style-name="P54">Long pause</text:p>
      <text:p text:style-name="P55">M: Well I’ll have a look at the code and see if I can make sense of that.</text:p>
      <text:p text:style-name="P56">M: I’ve brought the music, and also we could just concentrate on one thing and just change that.</text:p>
      <text:p text:style-name="P57">You know, keep working through.</text:p>
      <text:p text:style-name="P58">F: Yeah.</text:p>
      <text:p text:style-name="P59"><text:s text:c="1"/>I think I want to get an enemy in - oh no - my person animated.</text:p>
      <text:p text:style-name="P60">M: So you want to get your person animated that’s your main thing.</text:p>
      <text:p text:style-name="P61">F: Yeah</text:p>
      <text:p text:style-name="P62">M: Shall we concentrate on that and changing the platforms into something different?</text:p>
      <text:p text:style-name="P63">F: Yeah.</text:p>
      <text:p text:style-name="P64">M: Yeah?</text:p>
      <text:p text:style-name="P65">F: I also want to make a theme tune.</text:p>
      <text:p text:style-name="P66">M: Yeah it’s, that’s what I mean, you can’t just skip around like that.</text:p>
      <text:p text:style-name="P67">F: hmmm</text:p>
      <text:p text:style-name="P68">M: just cos it gets really overwhelming.</text:p>
      <text:p text:style-name="P69">M: Yeah..? So…?</text:p>
      <text:p text:style-name="P70"/>
      <text:p text:style-name="P71">Long pause</text:p>
      <text:p text:style-name="P72"/>
      <text:p text:style-name="P73">M: Well I’ll have a look at the code and see if I can make sense of that.</text:p>
      <text:p text:style-name="First_20_paragraph">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GDPs and personal expression (cultural) -<text:bookmark-end text:name="gdps-and-personal-expression-cultural--"/></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text:style-name="L26">
        <text:list-item>
          <text:p text:style-name="P74">quick summary of Rogoff’s take on personal appropriation compared to a transmission model of knowledge &amp; that participants re-contribute their experience of knowledge beck into the social mix</text:p>
        </text:list-item>
        <text:list-item>
          <text:p text:style-name="P74">e.g - GDPs used in this research program were mutually created based on feedback from participants</text:p>
        </text:list-item>
        <text:list-item>
          <text:p text:style-name="P74">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2" text:outline-level="2"><text:bookmark-start text:name="gdp-as-a-way-to-explore-computational-thinking-concepts"/>GDP as a way to explore Computational Thinking Concepts<text:bookmark-end text:name="gdp-as-a-way-to-explore-computational-thinking-concepts"/></text:h>
      <text:p text:style-name="First_20_paragraph">Summary to come. See next chapter.</text:p>
      <text:h text:style-name="Heading_20_2" text:outline-level="2"><text:bookmark-start text:name="representing-coded-the-patterns-of-activity-via-coded-data"/>Representing Coded the Patterns of Activity via coded data<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text:style-name="L27">
        <text:list-item>
          <text:p text:style-name="P75">Design Stages -</text:p>
        </text:list-item>
        <text:list-item>
          <text:p text:style-name="P75">Interaction Description -</text:p>
        </text:list-item>
        <text:list-item>
          <text:p text:style-name="P75">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text:style-name="L28">
        <text:list-item>
          <text:p text:style-name="P76">Question One: During which design phase does parent-child pair interaction happen most frequently?</text:p>
        </text:list-item>
        <text:list-item>
          <text:p text:style-name="P76">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 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analysis-of-gdp-use-in-relation-with-existing-research"/>Analysis of GDP use in relation with existing research<text:bookmark-end text:name="analysis-of-gdp-use-in-relation-with-existing-research"/></text:h>
      <text:p text:style-name="First_20_paragraph">Eriksson and friends <text:reference-mark-start text:name="ZOTERO_ITEM CSL_CITATION {&quot;citationID&quot;:&quot;kuuxfith&quot;,&quot;schema&quot;:&quot;https://github.com/citation-style-language/schema/raw/master/csl-citation.json&quot;,&quot;citationItems&quot;:[{&quot;suffix&quot;:&quot;&quot;,&quot;suppress-author&quot;:true,&quot;prefix&quot;:&quot;&quot;,&quot;uris&quot;:[&quot;http://zotero.org/users/1913249/items/YJKSC8LM&quot;],&quot;itemData&quot;:{&quot;event-place&quot;:&quot;Boise ID USA&quot;,&quot;publisher-place&quot;:&quot;Boise ID USA&quot;,&quot;container-title&quot;:&quot;Proceedings of the 18th ACM International Conference on Interaction Design and Children&quot;,&quot;issued&quot;:{&quot;date-parts&quot;:[[2019,6,12]]},&quot;title&quot;:&quot;Using Gameplay Design Patterns with Children in the Redesign of a Collaborative Co-located Game&quot;,&quot;accessed&quot;:{&quot;date-parts&quot;:[[2022,8,9]]},&quot;DOI&quot;:&quot;10.1145/3311927.3323155&quot;,&quot;ISBN&quot;:&quot;978-1-4503-6690-8&quot;,&quot;page&quot;:&quot;15-25&quot;,&quot;source&quot;:&quot;DOI.org (Crossref)&quot;,&quot;URL&quot;:&quot;https://dl.acm.org/doi/10.1145/3311927.3323155&quot;,&quot;language&quot;:&quot;en&quot;,&quot;publisher&quot;:&quot;ACM&quot;,&quot;event-title&quot;:&quot;IDC '19: Interaction Design and Children&quot;,&quot;type&quot;:&quot;paper-conference&quot;,&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citation-key&quot;:&quot;eriksson_using_2019&quot;},&quot;id&quot;:8543,&quot;uri&quot;:[&quot;http://zotero.org/users/1913249/items/YJKSC8LM&quot;]}],&quot;properties&quot;:{&quot;noteIndex&quot;:0,&quot;formattedCitation&quot;:&quot;[-@eriksson_using_2019]&quot;}} RNDomqjnyxqsd"/>&lt;Do Zotero Refresh: [-@eriksson_using_2019]&gt;<text:reference-mark-end text:name="ZOTERO_ITEM CSL_CITATION {&quot;citationID&quot;:&quot;kuuxfith&quot;,&quot;schema&quot;:&quot;https://github.com/citation-style-language/schema/raw/master/csl-citation.json&quot;,&quot;citationItems&quot;:[{&quot;suffix&quot;:&quot;&quot;,&quot;suppress-author&quot;:true,&quot;prefix&quot;:&quot;&quot;,&quot;uris&quot;:[&quot;http://zotero.org/users/1913249/items/YJKSC8LM&quot;],&quot;itemData&quot;:{&quot;event-place&quot;:&quot;Boise ID USA&quot;,&quot;publisher-place&quot;:&quot;Boise ID USA&quot;,&quot;container-title&quot;:&quot;Proceedings of the 18th ACM International Conference on Interaction Design and Children&quot;,&quot;issued&quot;:{&quot;date-parts&quot;:[[2019,6,12]]},&quot;title&quot;:&quot;Using Gameplay Design Patterns with Children in the Redesign of a Collaborative Co-located Game&quot;,&quot;accessed&quot;:{&quot;date-parts&quot;:[[2022,8,9]]},&quot;DOI&quot;:&quot;10.1145/3311927.3323155&quot;,&quot;ISBN&quot;:&quot;978-1-4503-6690-8&quot;,&quot;page&quot;:&quot;15-25&quot;,&quot;source&quot;:&quot;DOI.org (Crossref)&quot;,&quot;URL&quot;:&quot;https://dl.acm.org/doi/10.1145/3311927.3323155&quot;,&quot;language&quot;:&quot;en&quot;,&quot;publisher&quot;:&quot;ACM&quot;,&quot;event-title&quot;:&quot;IDC '19: Interaction Design and Children&quot;,&quot;type&quot;:&quot;paper-conference&quot;,&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citation-key&quot;:&quot;eriksson_using_2019&quot;},&quot;id&quot;:8543,&quot;uri&quot;:[&quot;http://zotero.org/users/1913249/items/YJKSC8LM&quot;]}],&quot;properties&quot;:{&quot;noteIndex&quot;:0,&quot;formattedCitation&quot;:&quot;[-@eriksson_using_2019]&quot;}} RNDomqjnyxqsd"/>. have described gameplay design patterns as a lingua franca</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In many interactions we see improvisational approaches.</text:p>
      <text:p text:style-name="Text_20_body">Example from Te and Da - 2019-05-08 -</text:p>
      <text:p text:style-name="P77">Da- use paper to design</text:p>
      <text:p text:style-name="P78">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29">
        <text:list-item>
          <text:p text:style-name="P79">Use of levels as a array which is parsed by a loop to create layout</text:p>
        </text:list-item>
        <text:list-item>
          <text:p text:style-name="P79">Other examples.</text:p>
        </text:list-item>
      </text:list>
      <text:h text:style-name="Heading_20_2" text:outline-level="2"><text:bookmark-start text:name="outroduction---summary-on-contribution-to-existing-research"/>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text:style-name="L30">
        <text:list-item>
          <text:p text:style-name="P80">Whereas Game Jams focus on x, 3m has a focus on y.</text:p>
        </text:list-item>
      </text:list>
      <text:h text:style-name="Heading_20_2" text:outline-level="2"><text:bookmark-start text:name="transition-conclusion-of-chapter-paragraph---themes-to-explore-in-other-chapters."/>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text:style-name="L31">
        <text:list-item>
          <text:p text:style-name="P81">supporting reflection on design and coding concepts / skills.</text:p>
        </text:list-item>
        <text:list-item>
          <text:p text:style-name="P81">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82">Da: Have you thought about pushing it a bit further and have a different style of game?</text:p>
      <text:p text:style-name="P83">Te: What do you mean?</text:p>
      <text:p text:style-name="P84">Da: Well the previous style of game was a platform (makes shape with hands) game wasn’t it? You went along and there was gravity pushing down (points down). There are other types of games aren’t there?</text:p>
      <text:p text:style-name="P85">Te: Pause. I don’t know what to do thought.</text:p>
      <text:p text:style-name="P86">Da: Well quite but what other games are there?</text:p>
      <text:p text:style-name="P87">Te: I don’t know er.</text:p>
      <text:p text:style-name="P88">Da: Well I tell you what .. muffled.</text:p>
      <text:p text:style-name="P89">Te: Erm - (navigates to list of GDP for platform game)</text:p>
      <text:p text:style-name="P90">De: So. You played them before didn’t you (indicating grid of games )</text:p>
      <text:p text:style-name="P91">Te: What do you mean?</text:p>
      <text:p text:style-name="P92">Da: The flying game that’s a different kind of game</text:p>
      <text:p text:style-name="P93">Te: Oh like kind of like moving along kind of thing</text:p>
      <text:p text:style-name="P94">Da: Yeah and those where. There are games where you are in a world and you have to move around the world like pac-man (points down and moves an imaginary character around),</text:p>
      <text:p text:style-name="P95">Te: nod</text:p>
      <text:p text:style-name="P96">Da: There are games where things drop down like Tetris</text:p>
      <text:p text:style-name="P97">Te: … game. You could have a game where every 15 seconds 10 seconds you could add and enemy to such and such a random number between such and such (holds up hands to indicate parameters). You could block it somewhere.</text:p>
      <text:p text:style-name="P98">Da: So instead of.. instead of the world… the world being sideways. We could have the world being looked down on. (reindicates the change of perspective)</text:p>
      <text:p text:style-name="P99">Te: Hmm. How should I do this then?</text:p>
      <text:p text:style-name="P100">Da: That’s a good question. Shall we ask Mick to see if that would mess things up or not? <text:s text:c="1"/></text:p>
      <text:p text:style-name="P101">Te: Mick</text:p>
      <text:p text:style-name="P102">Mick: Hi ya.</text:p>
      <text:p text:style-name="P103">Te: Erm. Thinking about what game to do . I was thinking can we make like a pacman game kind of thing (indicates movement of character with hands)</text:p>
      <text:p text:style-name="P104">Da: If we had an on the top game rather than a platform game</text:p>
      <text:p text:style-name="P105">Mick: I think it could work. You could kind of adapt that game by kind of removing gravity.</text:p>
      <text:p text:style-name="P106">Da: and see what happens?</text:p>
      <text:p text:style-name="P107">Mick: and see what happens.</text:p>
      <text:p text:style-name="P108">Da: It’s not a bad starting idea is it?</text:p>
      <text:p text:style-name="P109">Te: I suppose make a new one (begins the process of remixing game from the template)</text:p>
      <text:p text:style-name="First_20_paragraph">r</text:p>
      <text:section text:name=" ZOTERO_BIBL {&quot;uncited&quot;:[],&quot;omitted&quot;:[],&quot;custom&quot;:[]} CSL_BIBLIOGRAPHY RNDpagduekdcz">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 Chapter - Missions</dc:title>
    <dc:description/>
    <dc:subject/>
    <meta:keyword/>
    <meta:initial-creator/>
    <dc:creator/>
    <meta:creation-date>2023-01-27T10:51:18Z</meta:creation-date>
    <dc:date>2023-01-27T10:51: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